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Courier" svg:font-family="Courier" style:font-pitch="variable"/>
    <style:font-face style:name="Monaco" svg:font-family="Monaco" style:font-pitch="variable"/>
    <style:font-face style:name="Palatino" svg:font-family="Palatino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style:line-height-at-least="0.1665in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padding="0.0201in" fo:border="0.06pt solid #000000" style:shadow="none"/>
      <style:text-properties fo:color="#ff3333" loext:opacity="100%"/>
    </style:style>
    <style:style style:name="P5" style:family="paragraph" style:parent-style-name="Heading_20_1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overline-style="solid" style:text-overline-width="auto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/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Ripple Counters</text:h>
      <text:h text:style-name="Heading_20_2" text:outline-level="2">Task 1: A 2-bit counter</text:h>
      <text:p text:style-name="Standard">In the last lab you should have built a simple 2 flip-flop circuit that counted backwards from 3 to 0. At its heart was the toggle flip-flop made from a D-type latch with its D input tied to its<draw:frame draw:style-name="fr1" draw:name="Object3" text:anchor-type="as-char" svg:width="0.2035in" svg:height="0.184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output.</text:p>
      <text:p text:style-name="Standard">The reason that it counted down was because it fed the Q output of one flip-flop to the positive edge triggered input of the next flip-flop. If we feed forward the<draw:frame draw:style-name="fr1" draw:name="Object1" text:anchor-type="as-char" svg:width="0.2035in" svg:height="0.1846in" draw:z-index="0"><draw:object xlink:href="./Object 1" xlink:type="simple" xlink:show="embed" xlink:actuate="onLoad"/><draw:image xlink:href="./ObjectReplacements/Object 1" xlink:type="simple" xlink:show="embed" xlink:actuate="onLoad"/></draw:frame>instead, we can build a circuit that counts up instead of down. </text:p>
      <text:p text:style-name="Standard">a) With reference to the way that binary counting works (figure?), <text:span text:style-name="T2">explain</text:span> why this should work.</text:p>
      <text:p text:style-name="Standard"/>
      <text:p text:style-name="P4"/>
      <text:p text:style-name="P4"/>
      <text:p text:style-name="P4"/>
      <text:p text:style-name="Standard"/>
      <text:p text:style-name="Standard">Begin by connecting two D-type flip-flops in this way (<draw:frame draw:style-name="fr1" draw:name="Object2" text:anchor-type="as-char" svg:width="0.2035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 output of FF-1 to clock input <text:s/>of FF-2) and verify that they form a 2-bit counter. Drive the clock of the first flip-flop from the TTL output of your Designer set at 1Hz or slower signal and connect the two Q outputs to two of the LEDs on your Designer. Ignore the <text:span text:style-name="T3">Q</text:span> outputs.</text:p>
      <text:p text:style-name="Standard"><text:span text:style-name="T4">b) </text:span><text:span text:style-name="T2">Draw</text:span> the circuit that you have used. </text:p>
      <text:p text:style-name="P4"/>
      <text:p text:style-name="P4"/>
      <text:p text:style-name="P4"/>
      <text:p text:style-name="Standard"/>
      <text:p text:style-name="Standard">c) Drive the counter with a 1kHz clock from the TTL/CMOS output of your Instek signal generator and observe the clock and the two outputs on your scope. Do NOT paste in this image. Instead, <text:span text:style-name="T2">sketch</text:span> a <text:span text:style-name="T2">timing diagram</text:span> (a sketch of what the outputs would look like if seen on a 4-channel scope) of the input and both outputs and label it to show that the outputs form a counting sequence. </text:p>
      <text:p text:style-name="P4"/>
      <text:p text:style-name="P4"/>
      <text:p text:style-name="P4"/>
      <text:p text:style-name="Standard"/>
      <text:p text:style-name="Standard"><text:span text:style-name="T4">d) </text:span><text:span text:style-name="T2">Which</text:span> flip-flop produces the high-order bit and which the low order?</text:p>
      <text:p text:style-name="P4"/>
      <text:p text:style-name="P4"/>
      <text:p text:style-name="P4"/>
      <text:p text:style-name="Standard"/>
      <text:h text:style-name="Heading_20_2" text:outline-level="2">Task 2: The 4-bit counter</text:h>
      <text:p text:style-name="Standard">This principle of cascading flip-flops, output-to-clock, produces counters called ripple counters because of the way information ripples along from one flip-flop to the next. Extend this principle to produce a 4-bit binary counter using the LEDs on your Designer as outputs. You will need to lower the clock frequency to about 2 Hz.</text:p>
      <text:p text:style-name="Standard">a) Write the sequence of states that you observe below and explain why they forma counting sequence.</text:p>
      <text:p text:style-name="P4"/>
      <text:p text:style-name="P4"/>
      <text:p text:style-name="P4"/>
      <text:p text:style-name="Standard"/>
      <text:p text:style-name="P2">b) You can make the output more readable using one of the seven-segment displays built into your Designer. Wire the four outputs of your counter to the four inputs of the leftmost display. <text:span text:style-name="T2">What do you see and why?</text:span></text:p>
      <text:p text:style-name="P4"/>
      <text:p text:style-name="P4"/>
      <text:p text:style-name="P4"/>
      <text:p text:style-name="Standard"/>
      <text:h text:style-name="Heading_20_3" text:outline-level="3">Task 3: Decade Counter</text:h>
      <text:p text:style-name="Standard">Using just flip-flops we can only make ripple counters that can count up to powers of 2 (4, 8, 16, etc.). To build counters that go through some other sequence, such as 0, 1, 2, 3, 4, 5, 6, 7, 8, 9, 0, 1, etc (a <text:span text:style-name="T1">decade</text:span> counter), we have to stop the sequence after it reaches the last value. We can do this with the aid of the Clear inputs on the flip-flops. When the clear input is brought low it pulls the output of the flip-flop to 0 regardless of the state of the other inputs. </text:p>
      <text:p text:style-name="Standard">a) Design a small combinatorial circuit whose output is 1 for all inputs less than $A and goes to 0 the first time <text:s/>the 4-bit number on the inputs reaches 0xA. Connect the output of that circuit to all the clear inputs. </text:p>
      <text:p text:style-name="Standard">HINT: The book shows how to do this with a 4-input gate but you only have 2-input gates. There is a simple solution using only 1 gate if you think carefully.</text:p>
      <text:p text:style-name="Standard"><text:span text:style-name="T4">b) </text:span><text:span text:style-name="T2">Draw</text:span> your circuit. </text:p>
      <text:p text:style-name="P4"/>
      <text:p text:style-name="P4"/>
      <text:p text:style-name="P4"/>
      <text:p text:style-name="Standard"/>
      <text:p text:style-name="Standard"><text:span text:style-name="T4">c) </text:span><text:span text:style-name="T2">Describe</text:span> and <text:span text:style-name="T2">explain</text:span> the resulting behavior of your counter.</text:p>
      <text:p text:style-name="P4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Courier" svg:font-family="Courier" style:font-pitch="variable"/>
    <style:font-face style:name="Monaco" svg:font-family="Monaco" style:font-pitch="variable"/>
    <style:font-face style:name="Palatino" svg:font-family="Palatino" style:font-pitch="variable"/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28in" fo:margin-bottom="0.0555in" style:contextual-spacing="false" fo:line-height="0.1665in" fo:text-align="justify" style:justify-single-word="false" fo:orphans="2" fo:widows="2" style:writing-mode="lr-tb"/>
      <style:text-properties style:use-window-font-color="true" loext:opacity="0%" style:font-name="Palatino" fo:font-family="Palatino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" style:font-family-complex="Time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next-style-name="Standard" style:class="extra">
      <style:paragraph-properties fo:margin-top="0.028in" fo:margin-bottom="0.028in" style:contextual-spacing="false" fo:line-height="0.139in" fo:text-align="center" style:justify-single-word="false"/>
      <style:text-properties fo:font-size="9pt" fo:font-weight="bold" style:letter-kerning="true" style:font-size-asian="9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swiss" style:font-pitch="variable" fo:font-style="italic" fo:font-weight="bold" style:letter-kerning="true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font-weight="bold" style:letter-kerning="true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style:font-name="Times" fo:font-family="Times" style:font-pitch="variable" fo:font-size="12pt" fo:font-style="italic" style:letter-kerning="true" style:font-size-asian="12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style:letter-kerning="tru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fo:font-style="italic" style:letter-kerning="true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fo:font-size="10pt" style:letter-kerning="true" style:font-size-asian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fo:font-size="10pt" fo:font-style="italic" style:letter-kerning="true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Helvetica" fo:font-family="Helvetica" style:font-family-generic="swiss" style:font-pitch="variable" fo:font-size="9pt" fo:font-style="italic" style:letter-kerning="true" style:font-size-asian="9pt" style:font-style-asian="italic"/>
    </style:style>
    <style:style style:name="Sidebar" style:family="paragraph" style:parent-style-name="Standard">
      <style:paragraph-properties fo:margin-top="0.028in" fo:margin-bottom="0.0417in" style:contextual-spacing="false" fo:line-height="0.139in" fo:text-align="start" style:justify-single-word="false"/>
      <style:text-properties fo:font-size="9pt" style:font-size-asian="9pt"/>
    </style:style>
    <style:style style:name="Bit_20_Define" style:display-name="Bit Define" style:family="paragraph" style:parent-style-name="Standard">
      <style:paragraph-properties fo:margin-left="0.8in" fo:margin-right="-0.2in" fo:text-indent="-0.6in" style:auto-text-indent="false"/>
      <style:text-properties style:letter-kerning="true"/>
    </style:style>
    <style:style style:name="Figure" style:family="paragraph" style:parent-style-name="Standard" style:next-style-name="Standard" style:class="extra">
      <style:paragraph-properties fo:margin-top="0.0835in" fo:margin-bottom="0.0835in" style:contextual-spacing="false" fo:line-height="100%" fo:text-align="center" style:justify-single-word="false"/>
      <style:text-properties style:letter-kerning="true"/>
    </style:style>
    <style:style style:name="Code" style:family="paragraph" style:parent-style-name="Standard" style:next-style-name="Standard">
      <style:paragraph-properties fo:margin-top="0in" fo:margin-bottom="0in" style:contextual-spacing="false" fo:line-height="100%" fo:text-align="start" style:justify-single-word="false">
        <style:tab-stops>
          <style:tab-stop style:position="0.2in"/>
          <style:tab-stop style:position="0.6in"/>
          <style:tab-stop style:position="1.4in"/>
        </style:tab-stops>
      </style:paragraph-properties>
      <style:text-properties style:font-name="Monaco" fo:font-family="Monaco" style:font-pitch="variable" fo:font-size="5pt" style:font-size-asian="5pt"/>
    </style:style>
    <style:style style:name="pseudocode" style:family="paragraph" style:parent-style-name="Standard" style:next-style-name="Standard">
      <style:paragraph-properties fo:margin-top="0.028in" fo:margin-bottom="0.0417in" style:contextual-spacing="false" fo:line-height="0.139in" fo:text-align="start" style:justify-single-word="false"/>
      <style:text-properties style:font-name="Courier" fo:font-family="Courier" style:font-pitch="variable" fo:font-size="8pt" style:font-size-asian="8pt"/>
    </style:style>
    <style:style style:name="Sidebar_20_Figure" style:display-name="Sidebar Figure" style:family="paragraph" style:parent-style-name="Sidebar">
      <style:paragraph-properties fo:line-height="100%" fo:text-align="center" style:justify-single-word="false"/>
    </style:style>
    <style:style style:name="SidebarCode" style:family="paragraph" style:parent-style-name="Code">
      <style:paragraph-properties fo:margin-top="0.0555in" fo:margin-bottom="0.028in" style:contextual-spacing="false"/>
      <style:text-properties fo:font-size="7pt" style:font-size-asian="7pt"/>
    </style:style>
    <style:style style:name="Table_20_Text" style:display-name="Table Text" style:family="paragraph" style:parent-style-name="Standard">
      <style:paragraph-properties fo:margin-top="0in" fo:margin-bottom="0in" style:contextual-spacing="false" fo:line-height="0.1528in" fo:text-align="start" style:justify-single-word="false"/>
      <style:text-properties fo:font-size="9pt" style:font-size-asian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letter-kerning="tru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letter-kerning="true"/>
    </style:style>
    <style:style style:name="Info_20_Box" style:display-name="Info Box" style:family="paragraph" style:parent-style-name="Standard">
      <loext:graphic-properties draw:fill="solid" draw:fill-color="#e5e5e5" draw:opacity="100%"/>
      <style:paragraph-properties fo:background-color="#e5e5e5"/>
      <style:text-properties fo:font-size="9pt" style:font-size-asian="9pt"/>
    </style:style>
    <style:style style:name="List_20_Number" style:display-name="List Number" style:family="paragraph" style:parent-style-name="Standard" style:list-style-name="WW8StyleNum">
      <style:paragraph-properties fo:margin-left="0.25in" fo:margin-right="0in" fo:text-indent="-0.25in" style:auto-text-indent="false"/>
    </style:style>
    <style:style style:name="Equation" style:family="paragraph" style:parent-style-name="Standard">
      <style:paragraph-properties fo:line-height="100%" fo:text-align="center" style:justify-single-word="false"/>
    </style:style>
    <style:style style:name="Left_20_Sidebar" style:display-name="Left Sidebar" style:family="paragraph" style:parent-style-name="Sidebar">
      <style:paragraph-properties fo:margin-top="0.028in" fo:margin-bottom="0.0417in" style:contextual-spacing="false"/>
      <style:text-properties style:letter-kerning="true"/>
    </style:style>
    <style:style style:name="Right_20_Sidebar" style:display-name="Right Sidebar" style:family="paragraph" style:parent-style-name="Sidebar">
      <style:paragraph-properties fo:margin-top="0.028in" fo:margin-bottom="0.0417in" style:contextual-spacing="false"/>
    </style:style>
    <style:style style:name="Left_20_Sidebar_20_Figure" style:display-name="Left Sidebar Figure" style:family="paragraph" style:parent-style-name="Left_20_Sidebar">
      <style:paragraph-properties fo:line-height="100%"/>
    </style:style>
    <style:style style:name="Right_20_Sidebar_20_Figure" style:display-name="Right Sidebar Figure" style:family="paragraph" style:parent-style-name="Sidebar">
      <style:paragraph-properties fo:line-height="100%"/>
    </style:style>
    <style:style style:name="Top_20_Title" style:display-name="Top Title" style:family="paragraph" style:parent-style-name="Standard" style:next-style-name="subhead">
      <style:paragraph-properties fo:margin-top="0in" fo:margin-bottom="0.1665in" style:contextual-spacing="false" fo:line-height="100%" fo:text-align="center" style:justify-single-word="false" fo:break-before="page"/>
      <style:text-properties style:font-name="Times" fo:font-family="Times" style:font-pitch="variable" fo:font-size="18pt" fo:font-weight="bold" style:font-size-asian="18pt" style:font-weight-asian="bold"/>
    </style:style>
    <style:style style:name="subhead" style:family="paragraph" style:parent-style-name="Standard" style:next-style-name="Standard">
      <style:paragraph-properties fo:margin-top="0in" fo:margin-bottom="0.0555in" style:contextual-spacing="false" fo:line-height="100%" fo:text-align="start" style:justify-single-word="false"/>
      <style:text-properties style:font-name="Times" fo:font-family="Times" style:font-pitch="variable" fo:font-size="12pt" fo:font-weight="bold" style:font-size-asian="12pt" style:font-weight-asian="bold"/>
    </style:style>
    <style:style style:name="Default_20_Paragraph_20_Font" style:display-name="Default Paragraph Font" style:family="text"/>
    <style:style style:name="Inline_20_Code" style:display-name="Inline Code" style:family="text" style:parent-style-name="Default_20_Paragraph_20_Font">
      <style:text-properties style:font-name="Monaco" fo:font-family="Monaco" style:font-pitch="variable" fo:font-size="9pt" style:font-size-asian="9pt"/>
    </style:style>
    <style:style style:name="Inline_20_pseudocode" style:display-name="Inline pseudocode" style:family="text" style:parent-style-name="Default_20_Paragraph_20_Font">
      <style:text-properties style:font-name="Courier" fo:font-family="Courier" style:font-pitch="variable" fo:font-size="10pt" style:font-size-asian="10pt"/>
    </style:style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StyleNum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866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hysics 245 Spring 2021<text:tab/>Lab 20: Sequential II, Ripple Counters<text:tab/><text:span text:style-name="Page_20_Number"><text:page-number text:select-page="current">0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hysics 180 Spring 1998		Assignment #6			The FET</dc:title>
    <meta:initial-creator>Physics Department</meta:initial-creator>
    <meta:creation-date>1998-02-02T17:21:00</meta:creation-date>
    <dc:date>2021-03-31T15:04:22.631480657</dc:date>
    <meta:print-date>2007-02-25T13:18:00</meta:print-date>
    <meta:editing-cycles>57</meta:editing-cycles>
    <meta:editing-duration>PT16H36M59S</meta:editing-duration>
    <meta:generator>LibreOffice/7.0.5.2$Linux_X86_64 LibreOffice_project/00$Build-2</meta:generator>
    <meta:document-statistic meta:table-count="0" meta:image-count="0" meta:object-count="3" meta:page-count="1" meta:paragraph-count="20" meta:word-count="574" meta:character-count="3087" meta:non-whitespace-character-count="252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over accent="true">
        <mi>Q</mi>
        <mo stretchy="false">̄</mo>
      </mover>
    </mrow>
    <annotation encoding="StarMath 5.0">bar Q </annotation>
  </semantics>
</math>
</file>

<file path=Object 2/content.xml><?xml version="1.0" encoding="utf-8"?>
<math xmlns="http://www.w3.org/1998/Math/MathML">
  <semantics>
    <mrow>
      <mover accent="true">
        <mi>Q</mi>
        <mo stretchy="false">̄</mo>
      </mover>
    </mrow>
    <annotation encoding="StarMath 5.0">bar Q </annotation>
  </semantics>
</math>
</file>

<file path=Object 3/content.xml><?xml version="1.0" encoding="utf-8"?>
<math xmlns="http://www.w3.org/1998/Math/MathML">
  <semantics>
    <mrow>
      <mover accent="true">
        <mi>Q</mi>
        <mo stretchy="false">̄</mo>
      </mover>
    </mrow>
    <annotation encoding="StarMath 5.0">bar Q </annotation>
  </semantics>
</math>
</file>